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WebSocketHandlerAdapter.onWebSocketClose( int statusCode , String reas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ettyWebSocketHandlerAdapter.onWebSocketBinary( byte [ ] message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ettyWebSocketHandlerAdapter.onWebSocketError( Throwable ca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ettyWebSocketHandlerAdapter.onWebSocketConnect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ttyWebSocketHandlerAdapter.JettyWebSocketHandlerAdapter( WebSocketHandler handler , Function &lt; Session , JettyWebSocketSession &gt; sess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ttyWebSocketHandlerAdapter.onWebSocketText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ttyWebSocketHandlerAdapter.toMessage( Type type , T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ettyWebSocketHandlerAdapter.onWebSocketFrame( Frame fr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